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2880a"/>
    </style:style>
    <style:style style:name="P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3a95a"/>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48ad2"/>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581e"/>
    </style:style>
    <style:style style:name="P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5c3e3"/>
    </style:style>
    <style:style style:name="P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officeooo:paragraph-rsid="00179752"/>
    </style:style>
    <style:style style:name="P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333" style:font-name="Courier New" fo:font-size="12pt" fo:letter-spacing="normal" fo:font-style="normal" fo:font-weight="normal"/>
    </style:style>
    <style:style style:name="T1" style:family="text">
      <style:text-properties fo:font-variant="normal" fo:text-transform="none" fo:color="#333333" style:font-name="apple-system" fo:font-size="12pt" fo:letter-spacing="normal" fo:font-style="normal" fo:font-weight="bold" officeooo:rsid="0012880a" style:font-size-asian="12pt" style:font-size-complex="12pt"/>
    </style:style>
    <style:style style:name="T2" style:family="text">
      <style:text-properties fo:font-variant="normal" fo:text-transform="none" fo:color="#333333" style:font-name="Courier New" fo:font-size="12pt" fo:letter-spacing="normal" fo:font-style="normal" fo:font-weight="normal"/>
    </style:style>
    <style:style style:name="T3" style:family="text">
      <style:text-properties fo:font-variant="normal" fo:text-transform="none" fo:color="#333333" style:font-name="Courier New" fo:font-size="12pt" fo:letter-spacing="normal" fo:font-style="normal" fo:font-weight="normal" style:font-weight-asian="normal" style:font-weight-complex="normal"/>
    </style:style>
    <style:style style:name="T4" style:family="text">
      <style:text-properties fo:font-variant="normal" fo:text-transform="none" fo:color="#333333" style:font-name="Courier New" fo:font-size="12pt" fo:letter-spacing="normal" fo:font-style="normal" fo:font-weight="normal" officeooo:rsid="0012880a" style:font-weight-asian="normal" style:font-weight-complex="normal"/>
    </style:style>
    <style:style style:name="T5" style:family="text">
      <style:text-properties fo:font-variant="normal" fo:text-transform="none" fo:color="#333333" style:font-name="Courier New" fo:font-size="12pt" fo:letter-spacing="normal" fo:font-style="normal" fo:font-weight="normal" officeooo:rsid="0013a95a" style:font-weight-asian="normal" style:font-weight-complex="normal"/>
    </style:style>
    <style:style style:name="T6" style:family="text">
      <style:text-properties fo:font-variant="normal" fo:text-transform="none" fo:color="#333333" style:font-name="Courier New" fo:font-size="12pt" fo:letter-spacing="normal" fo:font-style="normal" fo:font-weight="normal" officeooo:rsid="0013a95a"/>
    </style:style>
    <style:style style:name="T7" style:family="text">
      <style:text-properties fo:font-variant="normal" fo:text-transform="none" fo:color="#333333" style:font-name="Courier New" fo:font-size="12pt" fo:letter-spacing="normal" fo:font-style="normal" fo:font-weight="normal" officeooo:rsid="00148ad2"/>
    </style:style>
    <style:style style:name="T8" style:family="text">
      <style:text-properties fo:font-variant="normal" fo:text-transform="none" fo:color="#333333" style:font-name="Courier New" fo:font-size="12pt" fo:letter-spacing="normal" fo:font-style="normal" fo:font-weight="normal" officeooo:rsid="000e80bc"/>
    </style:style>
    <style:style style:name="T9" style:family="text">
      <style:text-properties fo:font-variant="normal" fo:text-transform="none" fo:color="#333333" style:font-name="Courier New" fo:font-size="12pt" fo:letter-spacing="normal" fo:font-style="normal" fo:font-weight="normal" officeooo:rsid="0015581e"/>
    </style:style>
    <style:style style:name="T10" style:family="text">
      <style:text-properties fo:font-variant="normal" fo:text-transform="none" fo:color="#333333" style:font-name="Courier New" fo:font-size="12pt" fo:letter-spacing="normal" fo:font-style="normal" fo:font-weight="normal" officeooo:rsid="0015c3e3"/>
    </style:style>
    <style:style style:name="T11" style:family="text">
      <style:text-properties fo:font-variant="normal" fo:text-transform="none" fo:color="#333333" style:font-name="Courier New" fo:font-size="12pt" fo:letter-spacing="normal" fo:font-style="normal" fo:font-weight="normal" officeooo:rsid="00179752"/>
    </style:style>
    <style:style style:name="T12" style:family="text">
      <style:text-properties fo:font-variant="normal" fo:text-transform="none" fo:color="#333333" style:font-name="Courier New" fo:font-size="12pt" fo:letter-spacing="normal" fo:font-style="normal" fo:font-weight="normal" officeooo:rsid="0017e915"/>
    </style:style>
    <style:style style:name="T13" style:family="text">
      <style:text-properties fo:font-variant="normal" fo:text-transform="none" fo:color="#333333" style:font-name="Courier New" fo:font-size="12pt" fo:letter-spacing="normal" fo:font-style="normal" fo:font-weight="bold"/>
    </style:style>
    <style:style style:name="T14" style:family="text">
      <style:text-properties fo:font-variant="normal" fo:text-transform="none" fo:color="#333333" style:font-name="Courier New" fo:font-size="12pt" fo:letter-spacing="normal" fo:font-style="normal" fo:font-weight="bold" style:font-weight-asian="bold" style:font-weight-complex="bold"/>
    </style:style>
    <style:style style:name="T15" style:family="text">
      <style:text-properties fo:font-variant="normal" fo:text-transform="none" fo:color="#333333" style:font-name="Courier New" fo:font-size="12pt" fo:letter-spacing="normal" fo:font-style="normal" fo:font-weight="bold" officeooo:rsid="0013a95a" style:font-weight-asian="bold" style:font-weight-complex="bold"/>
    </style:style>
    <style:style style:name="T16" style:family="text">
      <style:text-properties fo:font-variant="normal" fo:text-transform="none" fo:color="#333333" style:font-name="Courier New" fo:font-size="12pt" fo:letter-spacing="normal" fo:font-style="normal" fo:font-weight="bold" officeooo:rsid="0015581e" style:font-weight-asian="bold" style:font-weight-complex="bold"/>
    </style:style>
    <style:style style:name="T17" style:family="text">
      <style:text-properties fo:font-variant="normal" fo:text-transform="none" fo:color="#333333" style:font-name="Courier New" fo:font-size="12pt" fo:letter-spacing="normal" fo:font-style="normal" fo:font-weight="bold" officeooo:rsid="00148ad2" style:font-weight-asian="bold" style:font-weight-complex="bold"/>
    </style:style>
    <style:style style:name="T18" style:family="text">
      <style:text-properties fo:font-variant="normal" fo:text-transform="none" fo:color="#333333" style:font-name="Courier New" fo:font-size="12pt" fo:letter-spacing="normal" fo:font-style="normal" fo:font-weight="bold" officeooo:rsid="0015f285" style:font-weight-asian="bold" style:font-weight-complex="bold"/>
    </style:style>
    <style:style style:name="T19" style:family="text">
      <style:text-properties fo:font-variant="normal" fo:text-transform="none" fo:color="#333333" style:font-name="Courier New" fo:font-size="12pt" fo:letter-spacing="normal" fo:font-style="normal" fo:font-weight="bold" officeooo:rsid="0016ce61" style:font-weight-asian="bold" style:font-weight-complex="bold"/>
    </style:style>
    <style:style style:name="T20" style:family="text">
      <style:text-properties fo:font-variant="normal" fo:text-transform="none" fo:color="#333333" style:font-name="Courier New" fo:font-size="12pt" fo:letter-spacing="normal" fo:font-style="normal" fo:font-weight="bold" officeooo:rsid="00148ad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Beschreibung Parameter</text:span></text:span></text:p>
      <text:p text:style-name="P2"><text:span text:style-name="Strong_20_Emphasis"><text:span text:style-name="T4">(e3dc.conf</text:span></text:span><text:span text:style-name="Strong_20_Emphasis"><text:span text:style-name="T5">ig</text:span></text:span><text:span text:style-name="Strong_20_Emphasis"><text:span text:style-name="T4">.txt)</text:span></text:span></text:p>
      <text:p text:style-name="P2"><text:span text:style-name="Strong_20_Emphasis"><text:span text:style-name="T4"/></text:span></text:p>
      <text:p text:style-name="P1"><text:span text:style-name="Strong_20_Emphasis"><text:span text:style-name="T13">server_ip </text:span></text:span><text:span text:style-name="T2">= <text:tab/>IP-Adresse vom E3DC. Muss sich im gleichen Netzwerk befinden.</text:span></text:p>
      <text:p text:style-name="P1"><text:span text:style-name="Strong_20_Emphasis"><text:span text:style-name="T13">server_port </text:span></text:span><text:span text:style-name="T2">= <text:tab/>5033</text:span></text:p>
      <text:p text:style-name="P1"><text:span text:style-name="Strong_20_Emphasis"><text:span text:style-name="T13">e3dc_user </text:span></text:span><text:span text:style-name="T2">= <text:tab/>Gleicher Benutzername wie im E3DC-Portal auf der Webseite.</text:span></text:p>
      <text:p text:style-name="P1"><text:span text:style-name="Strong_20_Emphasis"><text:span text:style-name="T13">e3dc_password </text:span></text:span><text:span text:style-name="T2">= <text:tab/>Passwort vom E3DC-Portal Webseite</text:span></text:p>
      <text:p text:style-name="P1"><text:span text:style-name="Strong_20_Emphasis"><text:span text:style-name="T13">aes_password </text:span></text:span><text:span text:style-name="T2">= <text:tab/><text:tab/>Passwort was im E3DC am Gerät eingegeben wurde.</text:span></text:p>
      <text:p text:style-name="P1"><text:span text:style-name="Strong_20_Emphasis"><text:span text:style-name="T13">Wallbox </text:span></text:span><text:span text:style-name="T2">= <text:tab/><text:tab/>true, wenn man die E3DC-Wallbox mit erweiterter Funktion nutzen möchte</text:span></text:p>
      <text:p text:style-name="P1"><text:span text:style-name="Strong_20_Emphasis"><text:span text:style-name="T13">ext1 </text:span></text:span><text:span text:style-name="T2">= <text:tab/><text:tab/>true, wenn ein externer Zähler genutzt wird</text:span></text:p>
      <text:p text:style-name="P1"><text:span text:style-name="Strong_20_Emphasis"><text:span text:style-name="T13">ext2 </text:span></text:span><text:span text:style-name="T2">= <text:tab/><text:tab/>true, wenn ein externer Zähler genutzt wird</text:span></text:p>
      <text:p text:style-name="P8"/>
      <text:p text:style-name="P1"><text:span text:style-name="T19">breite</text:span><text:span text:style-name="T14"> = </text:span><text:span text:style-name="T2"><text:tab/><text:tab/>Breitengrad dezimal E3DC-Standort: </text:span><text:span text:style-name="T6">z.B.</text:span><text:span text:style-name="T15"> </text:span><text:span text:style-name="T14">52.516</text:span></text:p>
      <text:p text:style-name="P1"><text:span text:style-name="T14">laenge = </text:span><text:span text:style-name="T2"><text:tab/><text:tab/>Längengrand dezimal E3DC-Standort: </text:span><text:span text:style-name="T6">z.B </text:span><text:span text:style-name="T14">10.145</text:span></text:p>
      <text:p text:style-name="P1"><text:span text:style-name="Strong_20_Emphasis"><text:span text:style-name="T13">wurzelzaehler </text:span></text:span><text:span text:style-name="T2">= Wurzelzähler 0= interner Zähler 6= externer Zähler</text:span></text:p>
      <text:p text:style-name="P1"><text:span text:style-name="Strong_20_Emphasis"><text:span text:style-name="T13">einspeiselimit </text:span></text:span><text:span text:style-name="T2">= maximale Einspeiseleistung bis zur Abregelung. Bei 70 % und 15kWp = 10.5 minus 0.1 kWh Abstand zum Grenzwert = 10.4 Einstellwert</text:span></text:p>
      <text:p text:style-name="P1"><text:span text:style-name="Strong_20_Emphasis"><text:span text:style-name="T13">wrleistung </text:span></text:span><text:span text:style-name="T2">= AC-Nennleistung des WR, </text:span><text:span text:style-name="T6">default = 12000 (VA)</text:span></text:p>
      <text:p text:style-name="P1"><text:span text:style-name="Strong_20_Emphasis"><text:span text:style-name="T13">ladeschwelle </text:span></text:span><text:span text:style-name="T2">= Bis zu diesem SoC Wert wird sofort mit der gesamten überschüssigen PV-Leistung geladen. Erst wenn die ladeschwelle erreicht wird, wird mit dem geregelten Laden begonnen</text:span></text:p>
      <text:p text:style-name="P1"><text:span text:style-name="Strong_20_Emphasis"><text:span text:style-name="T13">ladeende </text:span></text:span><text:span text:style-name="T2">= </text:span><text:span text:style-name="T6">97 Batterie </text:span><text:span text:style-name="T2">SoC Wert, der zum Ende des Regelzeitraum erreicht werden soll.</text:span></text:p>
      <text:p text:style-name="P3"><text:span text:style-name="Strong_20_Emphasis"><text:span text:style-name="T20">l</text:span></text:span><text:span text:style-name="Strong_20_Emphasis"><text:span text:style-name="T13">adeende2 </text:span></text:span><text:span text:style-name="T2">= </text:span><text:span text:style-name="T6">99 </text:span><text:span text:style-name="T2">Parameter </text:span><text:span text:style-name="T3">regelzeitende</text:span><text:span text:style-name="T2"> gibt die Zeit vor, bis zu der 9</text:span><text:span text:style-name="T6">9</text:span><text:span text:style-name="T2">% erreicht werden sollten. Mit ladeende2 kann der Wert abweichend vom Defaultwert 93% gesetzt werden. Sollte allerdings höher als ladeende sein, sonst wird sanft entladen.</text:span></text:p>
      <text:p text:style-name="P5"><text:span text:style-name="T14">Jahreszeitkorrektur = 5</text:span><text:span text:style-name="T16">5</text:span><text:span text:style-name="T2"><text:tab/></text:span><text:span text:style-name="T8">Jahreszeitkorrektur des Regelzeitraumes in Prozent: max. Regelzeitraum wird für Sommer (21.06.) angegeben. Jahreszeitkorrektur 55% bedeutet, dass sich der </text:span><text:span text:style-name="T9">Winter-</text:span><text:span text:style-name="T8">Regelzeitraum am 21.12. auf 55% des Sommer-Regelzeitraumes (21.06.) verkleinert. Dazwischen wird über cos-Funktion interpoliert. 100% bedeutet, der Regelzeitraum wird nicht reduziert/korrigiert. </text:span><text:span text:style-name="T9">Verkleinerung des </text:span><text:span text:style-name="T8">Regelzeitraumes </text:span><text:span text:style-name="T9">erfolgt gleichmäßig, indem </text:span><text:span text:style-name="T6">Regelzeitbeginn</text:span><text:span text:style-name="T9"> später und </text:span><text:span text:style-name="T6">Regelzeitende</text:span><text:span text:style-name="T9"> früher gesetzt wird. </text:span></text:p>
      <text:p text:style-name="P4"><text:span text:style-name="T17">r</text:span><text:span text:style-name="T14">egelzeitbeginn = 9.0</text:span><text:span text:style-name="T2"><text:tab/></text:span><text:span text:style-name="T6">Regelzeitbeginn, Uhrzeit GMT/UTC dezimal (für Sommer = 21.06.)</text:span></text:p>
      <text:p text:style-name="P6"><text:span text:style-name="T14">regelzeitende = 14.0<text:tab/></text:span><text:span text:style-name="T2"><text:tab/></text:span><text:span text:style-name="T6">Regelzeitende, Uhrzeit GMT/UTC dezimal (für Sommer = 21.06.), Zeit bis zu der der Batteriespeicher den SOC Wert im Parameter "ladeende" erreichen soll. </text:span><text:span text:style-name="T10">Die Zeitspanne zwischen </text:span><text:span text:style-name="T6">Regelzeitbeginn </text:span><text:span text:style-name="T10">und <text:s/></text:span><text:span text:style-name="T6">Regelzeitende </text:span><text:span text:style-name="T10">ist der Regelzeitraum. </text:span></text:p>
      <text:p text:style-name="P4"><text:span text:style-name="T15">sommerladeende = 14.2</text:span><text:span text:style-name="T6"> <text:tab/></text:span><text:span text:style-name="T10">Ende</text:span><text:span text:style-name="T2"> de</text:span><text:span text:style-name="T10">r</text:span><text:span text:style-name="T2"> </text:span><text:span text:style-name="T10">Ladez</text:span><text:span text:style-name="T2">eit am 21.6. GMT/UTC dezimal. </text:span><text:span text:style-name="T6">Zeit bis zu der der Batteriespeicher den SOC Wert im Parameter "ladeende</text:span><text:span text:style-name="T7">2</text:span><text:span text:style-name="T6">" erreichen soll</text:span></text:p>
      <text:p text:style-name="P1"><text:span text:style-name="Strong_20_Emphasis"><text:span text:style-name="T13">speichergroesse </text:span></text:span><text:span text:style-name="T2">= Speichergröße in kWh. Intern arbeitet das Programm immer nur mit dem % SoC das vom System geliefert wird. Der Parameter „speichergroesse“ dient aber der groben Abschätzung für die Ladegeschwindigkeit die zum Füllen des Speichers benötigt wird. Bei einem größeren Wert wird das laden zu Beginn etwas beschleunigen, bei kleinerem Wert verzögert. Man kann mit der Speichergröße die Ladung beeinflussen. Werden z.B 10kWh statt 13.8kWh eingetragen, wird er früher das Laden anfangen und anfänglich mit höherer Ladeleistung arbeiten und diese zum Ende hin stärker absenken.</text:span></text:p>
      <text:p text:style-name="P7"><text:span text:style-name="Strong_20_Emphasis"><text:span text:style-name="T13">unload </text:span></text:span><text:span text:style-name="T2">= </text:span><text:span text:style-name="T11">SOC Wert der Batterie bis zu dem Entladen werden darf, bzw. soll (morgens/vormittags). W</text:span><text:span text:style-name="T2">enn </text:span><text:span text:style-name="T11">vor dem Regelzeitbeginn </text:span><text:span text:style-name="T2">der SoC Wert der Batterie &gt; Wert „unload“ ist, wird der Batteriespeicher mit Beginn Solarproduktion, bis Beginn Regelzeitraum (Definition und Berechnung siehe unten), auf SOC Wert Parameter "unload" entladen.<text:line-break/>Sobald die PV-Erzeugung den Hausverbrauch übersteigt und SoC &lt; ladeschwelle ist, wird sofort mit der gesamten überschüssigen PV-Leistung geladen. Erst wenn die ladeschwelle erreicht wird, wird mit dem geregelten Laden begonnen. Danach wird bis SOC Wert „ladeende“ gleichmäßig geladen, mit Ausnahme, wenn die PV-Leistung den Parameter Wert „einspeiselimit“ übersteigt, wird die Ladeleistung um den Wert erhöht, um das Einspeiselimit einhalten zu können. Bei unterschreiten von dem Wert Einspeiselimit, wird wieder mit neu berechneter Ladeleistung, gleichmäßig bis „ladeende“ geladen. Bei großem Überschuss kann die gleichmäßige Ladeleistung bis auf 0 abgesenkt werden oder sogar zum entladen führen um den eingestellten Wert „ladeende“ bis zum Zeitpunkt „</text:span><text:span text:style-name="T3">regelzeitende</text:span><text:span text:style-name="T2">“ zu erreichen.<text:line-break/></text:span><text:span text:style-name="T11">Der </text:span><text:span text:style-name="Strong_20_Emphasis"><text:span text:style-name="T3">Parameter „unload" hat Vorrang vor "ladeschwelle", d.h. "ladeschwelle" wird ignoriert, falls "ladeschwelle" größer sein sollte als „unload“. </text:span></text:span></text:p>
      <text:p text:style-name="P1"><text:span text:style-name="Strong_20_Emphasis"><text:span text:style-name="T13">MinimumLadeleistung </text:span></text:span><text:span text:style-name="T14">= </text:span><text:span text:style-name="T18">300 </text:span><text:span text:style-name="T2">Ab dieser Ladeleistung wird mit dem Laden der Batterie gestartet, wird diese unterschritten stoppt der Ladevorgang.</text:span></text:p>
      <text:p text:style-name="P1"><text:span text:style-name="Strong_20_Emphasis"><text:span text:style-name="T13">MaximumLadeleistung</text:span></text:span><text:span text:style-name="Strong_20_Emphasis"><text:span text:style-name="T2"> </text:span></text:span><text:span text:style-name="T14">= </text:span><text:span text:style-name="T18">3000 </text:span><text:span text:style-name="T2">AC-Speicher – max. Leistung Eingang in W. Maximale Leistung des Batteriewandlers. S10 mini =1500, S10E = 3000, S10E Pro = 6000 bis 12000</text:span></text:p>
      <text:p text:style-name="P1"><text:span text:style-name="Strong_20_Emphasis"><text:span text:style-name="T13">obererLadekorridor</text:span></text:span><text:span text:style-name="T2"><text:line-break/></text:span><text:span text:style-name="Strong_20_Emphasis"><text:span text:style-name="T13">untererLadekorridor </text:span></text:span><text:span text:style-name="T2">= Der „obererLadekorridor“ und „untereLadekorridor“ definiert nur in welchem Bereich sich die gerechnete Ladeleistung bis zum Ladeende bewegen soll.</text:span></text:p>
      <text:p text:style-name="P1"><text:span text:style-name="Strong_20_Emphasis"><text:span text:style-name="T13">htmin </text:span></text:span><text:span text:style-name="T2">= Speicherreserve in % bei Wintersonnenwende 21.12</text:span></text:p>
      <text:p text:style-name="P1"><text:span text:style-name="Strong_20_Emphasis"><text:span text:style-name="T13">htsockel </text:span></text:span><text:span text:style-name="T2">= min. SOC Wert bei Tag-/Nachtgleiche 21.3./21.9.</text:span></text:p>
      <text:p text:style-name="P1"><text:span text:style-name="Strong_20_Emphasis"><text:span text:style-name="T13">hton </text:span></text:span><text:span text:style-name="T2">= Uhrzeit UTC für Freigabe Speicher entladen bis 0% SoC</text:span></text:p>
      <text:p text:style-name="P1"><text:span text:style-name="Strong_20_Emphasis"><text:span text:style-name="T13">htoff </text:span></text:span><text:span text:style-name="T2">= Uhrzeit UTC ab dieser Uhrzeit wird das entladen der Batterie gestoppt sobald der SoC den übers Jahr berechneten Mindes SoC erreicht (siehe Berechnung SoC HT weiter unten). Mit den HT Parameter kann man auch eine dynamische Notstromreserve verwirklichen indem man bei „hton“ und „htoff“ dieselbe Zeit eingibt. Vorteil ist, da</text:span><text:span text:style-name="T12">s</text:span><text:span text:style-name="T2">s der Speicher nicht alle 3 Wochen entladen wird wie bei der Notstromreserve von E3DC.</text:span></text:p>
      <text:p text:style-name="P1"><text:span text:style-name="Strong_20_Emphasis"><text:span text:style-name="T13">htsat </text:span></text:span><text:span text:style-name="T2">= Hochtarif auch am Samstag = true</text:span></text:p>
      <text:p text:style-name="P1"><text:span text:style-name="Strong_20_Emphasis"><text:span text:style-name="T13">htsun </text:span></text:span><text:span text:style-name="T2">= Hochtarif auch am Sonntag = true</text:span></text:p>
      <text:p text:style-name="P1"><text:span text:style-name="Strong_20_Emphasis"><text:span text:style-name="T13">debug </text:span></text:span><text:span text:style-name="T2">= zusätzliche debug Ausgaben in der Shell</text:span></text:p>
      <text:p text:style-name="P1"><text:span text:style-name="Strong_20_Emphasis"><text:span text:style-name="T13">logfile </text:span></text:span><text:span text:style-name="T2">= Pfad zum Log File oder nur Dateiname vom Log File angeben. debug muss = true sein</text:span></text:p>
      <text:p text:style-name="P8">Einstellungen Wallbox nur wirksam wenn Parameter wallbox=true ist. Der Ladestrom der Wallbox per App muss auf 32A eingestellt sein. (32A = on / 31A = off)</text:p>
      <text:p text:style-name="P1"><text:span text:style-name="Strong_20_Emphasis"><text:span text:style-name="T13">wbmode </text:span></text:span><text:span text:style-name="T2">=<text:line-break/></text:span><text:span text:style-name="Strong_20_Emphasis"><text:span text:style-name="T13">0 : </text:span></text:span><text:span text:style-name="T2">keine Steuerung,<text:line-break/></text:span><text:span text:style-name="Strong_20_Emphasis"><text:span text:style-name="T13">1 : </text:span></text:span><text:span text:style-name="T2">Nur Überschuss &gt; einspeiselimit wird für die WB verwendet. Der E3DC Speicher hat Priorität,<text:line-break/></text:span><text:span text:style-name="Strong_20_Emphasis"><text:span text:style-name="T13">2 : </text:span></text:span><text:span text:style-name="T2">Laden nur aus reinem Überschuss. Der E3DC Speicher hat Priorität. ( W Netzeinspeisung &gt; min. Ladeleistung WB)<text:line-break/></text:span><text:span text:style-name="Strong_20_Emphasis"><text:span text:style-name="T13">3: </text:span></text:span><text:span text:style-name="T2">Der E3DC Speicher hat immer noch Priorität, untersützt aber die Wallbox stärker bei temporäre Ertragsschwankungen, der E3DC-Speicher wird so geführt, das immer die maximale Ladeleistung aufgenommen werden kann. Damit wird aber auch hingenommen, dass die Batterie zeitweise entladen wird und unter Umständen am Abend der Speicher nicht voll wird.<text:line-break/></text:span><text:span text:style-name="Strong_20_Emphasis"><text:span text:style-name="T13">4: </text:span></text:span><text:span text:style-name="T2">Hier bekommt die Wallbox die Priorität, der Speicher wird bis auf </text:span><text:span text:style-name="Strong_20_Emphasis"><text:span text:style-name="T13">Ladeschwelle entladen</text:span></text:span><text:span text:style-name="T2">, aber der Bezug aus dem Netz wird vermieden.<text:line-break/></text:span><text:span text:style-name="Strong_20_Emphasis"><text:span text:style-name="T13">5 - 8 : </text:span></text:span><text:span text:style-name="T2">Leitwert ist wbminladen, der Speicher soweit genutzt wie es die Einhaltung von wbminlade erlaubt.<text:line-break/></text:span><text:span text:style-name="Strong_20_Emphasis"><text:span text:style-name="T13">9 : </text:span></text:span><text:span text:style-name="T2">Die Wallbox hat Priorität und nutzt auch den Speicher um eine möglichst hohe Ladeleistung ohne Netzbezug zu ermöglichen. Dabei kann auch der Hausspeicher ganz entladen werden.</text:span></text:p>
      <text:p text:style-name="P1"><text:span text:style-name="Strong_20_Emphasis"><text:span text:style-name="T13">Wbminlade </text:span></text:span><text:span text:style-name="T2">= 2000</text:span></text:p>
      <text:p text:style-name="P1"><text:span text:style-name="Strong_20_Emphasis"><text:span text:style-name="T13">peakshave </text:span></text:span><text:span text:style-name="T2">= Zurzeit ist nur reines Peakshaving realisiert, d.h. wenn man nicht mehr als z.B. 10kW Strombezug aus dem Netz haben möchte, dann speist der E3DC so viel aus, dass die 10kW Netzbezug eingehalten werden. Geregelt wird nicht nur nach dem Momentanverbrauch sondern auch nach dem 10min Average, da die Leistungsmessung-/Berechnung auf 1/4h Basis erfolgt.</text:span></text:p>
      <text:p text:style-name="P1"><text:span text:style-name="Strong_20_Emphasis"><text:span text:style-name="T13">E3DC-Control -config /config/E3DC/e3dc.config.txt</text:span></text:span><text:span text:style-name="T2"> = Es ist möglich, über einen Runtime Parameter beim starten des Programmes als Argument eine eigene Konfigurationsdatei anzugeben. Es kann der relative oder absolute Path mit angegeben werden.</text:span></text:p>
      <text:p text:style-name="P1"><text:span text:style-name="Strong_20_Emphasis"><text:span text:style-name="T13">Berechnung Ladeleistung:</text:span></text:span><text:span text:style-name="T2"><text:line-break/>Beispiel:<text:line-break/>obererLadekorridor = 4500, untererLadekorridor = 900, maximumLadeleistung = 9000, minimumLadeleistung = 500<text:line-break/>Breite des Ladekorridors: 4500 - 900 = 3600<text:line-break/>Berechnung Faktor: 9000 / 3600 = 2.5<text:line-break/>Befindet sich der errechnete Ladewert, bei 1100W wird mit 500W begonnen zu laden, da die Ladeleistung nicht ausreicht, wird diese sich langsam erhöhen bis der errechnete Ladewert erreicht wird<text:line-break/>Rechenweg: (1100-900)*2.5= 500 W</text:span></text:p>
      <text:p text:style-name="P8">Befindet sich der errechnete Ladewert bei 1000W, würde der Ladevorgang nicht starten, da die Ladeleistung unter dem Wert „minimumLadeleistung“ liegt.<text:line-break/>Rechenweg: (1000-900)*2.5 = 250W und damit unter 500W</text:p>
      <text:p text:style-name="P8">Befindet sich der errechnete Ladewert bei 2800W, wird mit 4750W geladen und im weiteren Verlauf wieder absinken, da die Ladeleistung &gt; Ladewert<text:line-break/>Rechenweg: (2800-900)*2.5= 4750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Neue',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9T16:00:06.379000000</meta:creation-date>
    <dc:date>2022-03-18T15:53:44.668062414</dc:date>
    <meta:editing-duration>PT38M10S</meta:editing-duration>
    <meta:editing-cycles>10</meta:editing-cycles>
    <meta:generator>LibreOffice/6.0.7.3$Linux_X86_64 LibreOffice_project/00m0$Build-3</meta:generator>
    <meta:document-statistic meta:table-count="0" meta:image-count="0" meta:object-count="0" meta:page-count="1" meta:paragraph-count="43" meta:word-count="1178" meta:character-count="8155" meta:non-whitespace-character-count="6997"/>
  </office:meta>
</office:document-meta>
</file>